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hod.getRetur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get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invoke( java . lang . Object var0 , java . lang . Object [ ]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thod.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